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AIK-0889</text:p>
          </table:table-cell>
          <table:table-cell office:value-type="string" calcext:value-type="string">
            <text:p>2024-12-11 16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51272" calcext:value-type="float">
            <text:p>30.75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IK-0889</text:p>
          </table:table-cell>
          <table:table-cell office:value-type="string" calcext:value-type="string">
            <text:p>2021-12-02 15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84544" calcext:value-type="float">
            <text:p>31.78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IK-0889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8584" calcext:value-type="float">
            <text:p>31.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IK-0889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25464" calcext:value-type="float">
            <text:p>31.52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IK-0889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42328" calcext:value-type="float">
            <text:p>32.34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IK-0889</text:p>
          </table:table-cell>
          <table:table-cell office:value-type="string" calcext:value-type="string">
            <text:p>201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10552" calcext:value-type="float">
            <text:p>32.61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78" meta:object-count="0"/>
    <meta:user-defined meta:name="AppVersion">3.0</meta:user-defined>
  </office:meta>
</office:document-meta>
</file>